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d05"/>
    </style:style>
    <style:style style:name="P2" style:family="paragraph" style:parent-style-name="Standard">
      <style:paragraph-properties fo:text-align="center" style:justify-single-word="false"/>
      <style:text-properties officeooo:rsid="000cad05" officeooo:paragraph-rsid="000e0d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7.5421in" svg:height="10.8768in" svg:x="-0.4555in" svg:y="-0.4091in"><text:p/><draw:enhanced-geometry svg:viewBox="0 0 21600 21600" draw:type="rectangle" draw:enhanced-path="M 0 0 L 21600 0 21600 21600 0 21600 0 0 Z N"/></draw:custom-shape><draw:frame text:anchor-type="paragraph" draw:z-index="1" draw:style-name="gr2" svg:width="6.3614in" svg:height="10.7343in" svg:x="0.1626in" svg:y="-0.2665in"><draw:text-box><text:p><text:span text:style-name="T1">Algorithm</text:span>: Default<text:span text:style-name="T2"> Selection</text:span></text:p><text:p/><text:p><text:span text:style-name="T1">Input</text:span>: <text:span text:style-name="T2">Original pool(Sorted by fitness), Pool of offsprings, Network data, Size</text:span></text:p><text:p><text:span text:style-name="T1">Ouput</text:span>: <text:span text:style-name="T2">Next Generation</text:span></text:p><text:p/><text:p><text:span text:style-name="T1">Procedure</text:span>: <text:span text:style-name="T2">Default Selection(original pool, pool of offsprings, network data, size)</text:span></text:p><text:p><text:span text:style-name="T2">Start procedure</text:span></text:p><text:p><text:span text:style-name="T2">Crossover(original pool, pool of offsprings, network data)</text:span></text:p><text:p><text:span text:style-name="T2">Mutation(pool of offsprings, network data, pool size)</text:span></text:p><text:p><text:span text:style-name="T2">Label:</text:span><text:span text:style-name="T2"><text:tab/></text:span><text:span text:style-name="T2">Repeat till loop_index &lt; pool size</text:span></text:p><text:p><text:span text:style-name="T2"><text:tab/></text:span><text:span text:style-name="T2"><text:tab/></text:span><text:span text:style-name="T2"><text:tab/></text:span><text:span text:style-name="T2">Model_problem(pool of offsprings[loop_index])</text:span></text:p><text:p><text:span text:style-name="T2"><text:tab/></text:span><text:span text:style-name="T2"><text:tab/></text:span><text:span text:style-name="T2"><text:tab/></text:span><text:span text:style-name="T2">lpoptimize(model)</text:span></text:p><text:p><text:span text:style-name="T2"><text:tab/></text:span><text:span text:style-name="T2"><text:tab/></text:span><text:span text:style-name="T2"><text:tab/></text:span><text:span text:style-name="T2">Pool of offsprings[loop_index].fitness = fitness(pool of offsprings[loop_index])</text:span></text:p><text:p><text:span text:style-name="T2"><text:tab/></text:span><text:span text:style-name="T2"><text:tab/></text:span><text:span text:style-name="T2">Jump to Label</text:span></text:p><text:p><text:span text:style-name="T2"><text:tab/></text:span><text:span text:style-name="T2">Sort(pool of offsprings, pool size)</text:span></text:p><text:p><text:span text:style-name="T2"><text:tab/></text:span><text:span text:style-name="T2">Mutation(pool of offsprings, network data, size)</text:span></text:p><text:p><text:span text:style-name="T2"><text:tab/></text:span><text:span text:style-name="T2">Copy the pool of offsprings to the original pool replacing the old population</text:span></text:p><text:p><text:span text:style-name="T2"><text:tab/></text:span><text:span text:style-name="T2">Merge of both the original pool and offspring pool into a new generation considering</text:span></text:p><text:p><text:span text:style-name="T2"><text:tab/></text:span><text:span text:style-name="T2">the best candidates from both and discarding the others</text:span></text:p><text:p><text:span text:style-name="T2">End procedure</text:span></text:p><text:p>------------------------------------------------------------------------------------------------------------------</text:p><text:p><text:span text:style-name="T1">Algorithm</text:span>: <text:span text:style-name="T2">Crossover</text:span></text:p><text:p><text:span text:style-name="T1">RAND_MAX</text:span> := <text:span text:style-name="T2">Upper bound of the range from which random number is generated. This is</text:span></text:p><text:p><text:span text:style-name="T2"><text:tab/></text:span><text:span text:style-name="T2"><text:tab/></text:span><text:span text:style-name="T2"> <text:s text:c="15"/></text:span><text:span text:style-name="T2">a predefined constant in the standard C library.</text:span><text:tab/></text:p><text:p><text:tab/></text:p><text:p><text:span text:style-name="T1">Input</text:span>: <text:span text:style-name="T2">Original pool, Intermediate pool, Pool of offsprings, Network data, Size</text:span></text:p><text:p><text:span text:style-name="T1">Output</text:span>: <text:span text:style-name="T2">Next Generation</text:span></text:p><text:p/><text:p><text:span text:style-name="T1">Procedure</text:span>: Crossover<text:span text:style-name="T2">(original pool, intermediate pool, pool of offsprings, network data, size)</text:span></text:p><text:p><text:span text:style-name="T2">Start procedure</text:span></text:p><text:p><text:span text:style-name="T2">randomvalue = random( ) / RAND_MAX</text:span></text:p><text:p><text:span text:style-name="T2">Label: Repeat forever</text:span></text:p><text:p><text:span text:style-name="T2"><text:tab/></text:span><text:span text:style-name="T2">IF MAX_ATTEMPTS reached THEN</text:span></text:p><text:p><text:span text:style-name="T2"><text:tab/></text:span><text:span text:style-name="T2"><text:tab/></text:span><text:span text:style-name="T2"><text:tab/></text:span><text:span text:style-name="T2">randomvalue = random( ) / RAND_MAX</text:span></text:p><text:p><text:span text:style-name="T2"><text:tab/></text:span><text:span text:style-name="T2">crossover points = random( ) {for the range between 1 and total number of new links}</text:span></text:p><text:p><text:span text:style-name="T2"><text:tab/></text:span><text:span text:style-name="T2">index1 = random( )</text:span></text:p><text:p><text:span text:style-name="T2"><text:tab/></text:span><text:span text:style-name="T2">index2 = random( )</text:span></text:p><text:p><text:span text:style-name="T2"><text:tab/></text:span><text:span text:style-name="T2">IF randomvalue &gt; crossover probability THEN</text:span></text:p><text:p><text:span text:style-name="T2"><text:tab/></text:span><text:span text:style-name="T2"><text:tab/></text:span><text:span text:style-name="T2"><text:tab/></text:span><text:span text:style-name="T2">Do not crossover the 2 candidates at positions index1 and index2. Skip the rest</text:span></text:p><text:p><text:span text:style-name="T2"><text:tab/></text:span><text:span text:style-name="T2"><text:tab/></text:span><text:span text:style-name="T2"><text:tab/></text:span><text:span text:style-name="T2">of the loop and jump back to Label.</text:span></text:p><text:p><text:span text:style-name="T2"><text:tab/></text:span><text:span text:style-name="T2">IF index1 == index2 THEN skip the remaining part of loop and jump back to Label</text:span></text:p><text:p><text:span text:style-name="T2"/></text:p><text:p><text:span text:style-name="T2"><text:tab/></text:span><text:span text:style-name="T2">Do either a single point / two point crossover operation on 2 candidates</text:span></text:p><text:p><text:span text:style-name="T2"><text:tab/></text:span><text:span text:style-name="T2">at positions index1 and index2 in intermediate pool and store in temporary memory</text:span></text:p><text:p><text:span text:style-name="T2"/></text:p><text:p><text:span text:style-name="T2"><text:tab/></text:span><text:span text:style-name="T2">IF the above offspring is budget feasible AND</text:span></text:p><text:p><text:span text:style-name="T2"><text:tab/></text:span><text:span text:style-name="T2"> <text:s text:c="4"/></text:span><text:span text:style-name="T2">the above offspring is not a duplicate from original pool AND</text:span></text:p><text:p><text:span text:style-name="T2"><text:tab/></text:span><text:span text:style-name="T2"><text:tab/></text:span><text:span text:style-name="T2"> <text:s text:c="4"/></text:span><text:span text:style-name="T2">the above offspring is not a duplicate from the current offspring pool AND</text:span></text:p><text:p><text:span text:style-name="T2"><text:tab/></text:span><text:span text:style-name="T2"> <text:s text:c="4"/></text:span><text:span text:style-name="T2">the above offspring is non zero THEN</text:span></text:p><text:p><text:span text:style-name="T2"><text:tab/></text:span><text:span text:style-name="T2"><text:tab/></text:span><text:span text:style-name="T2"><text:tab/></text:span><text:span text:style-name="T2">Add this to the offspring pool</text:span></text:p><text:p><text:span text:style-name="T2"><text:tab/></text:span><text:span text:style-name="T2">ELSE</text:span></text:p><text:p><text:span text:style-name="T2"><text:tab/></text:span><text:span text:style-name="T2"><text:tab/></text:span><text:span text:style-name="T2"><text:tab/></text:span><text:span text:style-name="T2">Repeat the above process till MAX_ATTEMPTS by skipping the rest of the loop </text:span><text:span text:style-name="T2"><text:tab/></text:span><text:span text:style-name="T2"><text:tab/></text:span><text:span text:style-name="T2"><text:tab/></text:span><text:span text:style-name="T2">and jumping back to Label. </text:span></text:p><text:p><text:span text:style-name="T2"><text:tab/></text:span></text:p><text:p><text:span text:style-name="T2">End procedure</text:span></text:p><text:p><text:span text:style-name="T2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8:19:42.281793530</meta:creation-date>
    <meta:print-date>2015-08-21T18:26:58.342681959</meta:print-date>
    <dc:date>2015-08-22T00:29:42.594614281</dc:date>
    <meta:editing-duration>PT22H20M33S</meta:editing-duration>
    <meta:editing-cycles>103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